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Figure_20_Body1">
      <style:paragraph-properties fo:margin-top="0cm" fo:margin-bottom="0cm" loext:contextual-spacing="false"/>
    </style:style>
    <style:style style:name="P3" style:family="paragraph" style:parent-style-name="Figure_20_Title">
      <style:paragraph-properties fo:text-align="start" style:justify-single-word="false"/>
    </style:style>
    <style:style style:name="P4" style:family="paragraph" style:parent-style-name="Figure_20_Title">
      <style:paragraph-properties fo:text-align="start" style:justify-single-word="false"/>
      <style:text-properties officeooo:paragraph-rsid="0013c4c7"/>
    </style:style>
    <style:style style:name="P5" style:family="paragraph" style:parent-style-name="Figure_20_Title">
      <style:paragraph-properties fo:text-align="start" style:justify-single-word="false"/>
      <style:text-properties fo:font-weight="bold" officeooo:rsid="000cf6b4" officeooo:paragraph-rsid="000cf6b4" style:font-weight-asian="bold" style:font-weight-complex="bold"/>
    </style:style>
    <style:style style:name="P6" style:family="paragraph" style:parent-style-name="Figure_20_Title">
      <style:paragraph-properties fo:text-align="start" style:justify-single-word="false"/>
      <style:text-properties fo:font-weight="bold" officeooo:rsid="000cf6b4" officeooo:paragraph-rsid="000f43ce" style:font-weight-asian="bold" style:font-weight-complex="bold"/>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officeooo:rsid="000c3338" officeooo:paragraph-rsid="000c3338"/>
    </style:style>
    <style:style style:name="P9" style:family="paragraph" style:parent-style-name="Standard">
      <style:paragraph-properties fo:margin-left="0cm" fo:margin-right="0cm" fo:text-indent="0cm" style:auto-text-indent="false"/>
      <style:text-properties fo:font-weight="bold" officeooo:rsid="000c3338" officeooo:paragraph-rsid="000c3338" style:font-weight-asian="bold" style:font-weight-complex="bold"/>
    </style:style>
    <style:style style:name="P10" style:family="paragraph" style:parent-style-name="Standard">
      <style:paragraph-properties fo:margin-left="0cm" fo:margin-right="0cm" fo:text-indent="0cm" style:auto-text-indent="false"/>
      <style:text-properties fo:font-weight="bold" officeooo:rsid="000cf6b4" officeooo:paragraph-rsid="000cf6b4" style:font-weight-asian="bold" style:font-weight-complex="bold"/>
    </style:style>
    <style:style style:name="P11" style:family="paragraph" style:parent-style-name="Standard">
      <style:paragraph-properties fo:margin-left="0cm" fo:margin-right="0cm" fo:text-indent="0cm" style:auto-text-indent="false"/>
      <style:text-properties fo:font-weight="bold" officeooo:rsid="000cf6b4" officeooo:paragraph-rsid="0016e834" style:font-weight-asian="bold" style:font-weight-complex="bold"/>
    </style:style>
    <style:style style:name="P12" style:family="paragraph" style:parent-style-name="Standard">
      <style:paragraph-properties fo:margin-left="0cm" fo:margin-right="0cm" fo:text-indent="0cm" style:auto-text-indent="false"/>
      <style:text-properties fo:font-weight="bold" officeooo:rsid="0009daf1" style:font-weight-asian="bold" style:font-weight-complex="bold"/>
    </style:style>
    <style:style style:name="P13" style:family="paragraph" style:parent-style-name="Standard">
      <style:paragraph-properties fo:margin-left="0cm" fo:margin-right="0cm" fo:text-indent="0cm" style:auto-text-indent="false"/>
      <style:text-properties fo:font-weight="bold" officeooo:rsid="0009daf1" officeooo:paragraph-rsid="0009daf1" style:font-weight-asian="bold" style:font-weight-complex="bold"/>
    </style:style>
    <style:style style:name="P14" style:family="paragraph" style:parent-style-name="Standard">
      <style:paragraph-properties fo:margin-left="0cm" fo:margin-right="0cm" fo:text-indent="0cm" style:auto-text-indent="false"/>
      <style:text-properties officeooo:rsid="0009daf1" officeooo:paragraph-rsid="000f43ce"/>
    </style:style>
    <style:style style:name="P15" style:family="paragraph" style:parent-style-name="Standard">
      <style:paragraph-properties fo:margin-left="0cm" fo:margin-right="0cm" fo:text-indent="0cm" style:auto-text-indent="false"/>
      <style:text-properties officeooo:paragraph-rsid="0016e834"/>
    </style:style>
    <style:style style:name="P16"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7" style:family="paragraph" style:parent-style-name="Text_20_body_20_indent">
      <style:paragraph-properties fo:margin-left="0cm" fo:margin-right="0cm" fo:text-indent="0cm" style:auto-text-indent="false"/>
      <style:text-properties fo:font-size="14pt" fo:font-weight="bold" style:font-size-asian="14pt" style:font-weight-asian="bold" style:font-size-complex="14pt"/>
    </style:style>
    <style:style style:name="P18" style:family="paragraph" style:parent-style-name="Text_20_body_20_indent">
      <style:paragraph-properties fo:margin-left="0cm" fo:margin-right="0cm" fo:text-indent="0cm" style:auto-text-indent="false"/>
      <style:text-properties officeooo:paragraph-rsid="000f43ce"/>
    </style:style>
    <style:style style:name="P19" style:family="paragraph" style:parent-style-name="Standard">
      <style:paragraph-properties fo:margin-left="0.635cm" fo:margin-right="0cm" fo:text-indent="-0.635cm" style:auto-text-indent="false"/>
      <style:text-properties officeooo:rsid="0009daf1" officeooo:paragraph-rsid="0009daf1"/>
    </style:style>
    <style:style style:name="P20" style:family="paragraph" style:parent-style-name="Standard">
      <style:paragraph-properties fo:margin-left="0.635cm" fo:margin-right="0cm" fo:text-indent="-0.635cm" style:auto-text-indent="false"/>
      <style:text-properties fo:font-weight="bold" style:font-weight-asian="bold" style:font-weight-complex="bold"/>
    </style:style>
    <style:style style:name="P21" style:family="paragraph" style:parent-style-name="Standard">
      <style:paragraph-properties fo:margin-left="0.635cm" fo:margin-right="0cm" fo:text-indent="-0.635cm" style:auto-text-indent="false"/>
      <style:text-properties fo:font-weight="bold" officeooo:rsid="0009daf1" officeooo:paragraph-rsid="0009daf1" style:font-weight-asian="bold" style:font-weight-complex="bold"/>
    </style:style>
    <style:style style:name="P22" style:family="paragraph" style:parent-style-name="Standard">
      <style:paragraph-properties fo:margin-left="0.635cm" fo:margin-right="0cm" fo:text-indent="-0.635cm" style:auto-text-indent="false"/>
      <style:text-properties fo:font-weight="bold" officeooo:rsid="0009daf1" officeooo:paragraph-rsid="000b81f7" style:font-weight-asian="bold" style:font-weight-complex="bold"/>
    </style:style>
    <style:style style:name="P23" style:family="paragraph" style:parent-style-name="Standard">
      <style:paragraph-properties fo:margin-left="0.635cm" fo:margin-right="0cm" fo:text-indent="-0.635cm" style:auto-text-indent="false"/>
      <style:text-properties fo:font-weight="bold" officeooo:rsid="000b81f7" officeooo:paragraph-rsid="000b81f7" style:font-weight-asian="bold" style:font-weight-complex="bold"/>
    </style:style>
    <style:style style:name="P24" style:family="paragraph" style:parent-style-name="Standard" style:list-style-name="WW8Num6">
      <style:text-properties officeooo:paragraph-rsid="000c3338"/>
    </style:style>
    <style:style style:name="P25" style:family="paragraph" style:parent-style-name="Standard" style:list-style-name="WW8Num6">
      <style:paragraph-properties fo:margin-left="0.635cm" fo:margin-right="0cm" fo:text-indent="-0.635cm" style:auto-text-indent="false"/>
      <style:text-properties officeooo:paragraph-rsid="000c3338"/>
    </style:style>
    <style:style style:name="P26" style:family="paragraph" style:parent-style-name="Standard" style:list-style-name="WW8Num6">
      <style:paragraph-properties fo:margin-left="0cm" fo:margin-right="0cm" fo:text-indent="0cm" style:auto-text-indent="false"/>
      <style:text-properties fo:font-weight="bold" officeooo:paragraph-rsid="000c3338" style:font-weight-asian="bold" style:font-weight-complex="bold"/>
    </style:style>
    <style:style style:name="P27" style:family="paragraph" style:parent-style-name="Standard" style:list-style-name="WW8Num6">
      <style:paragraph-properties fo:margin-left="0cm" fo:margin-right="0cm" fo:text-indent="0cm" style:auto-text-indent="false"/>
    </style:style>
    <style:style style:name="P28" style:family="paragraph" style:parent-style-name="Standard" style:list-style-name="WW8Num6">
      <style:paragraph-properties fo:margin-left="0cm" fo:margin-right="0cm" fo:text-indent="0cm" style:auto-text-indent="false"/>
      <style:text-properties officeooo:paragraph-rsid="000c3338"/>
    </style:style>
    <style:style style:name="P29" style:family="paragraph" style:parent-style-name="Heading_20_1" style:master-page-name="Standard">
      <style:paragraph-properties fo:margin-top="0cm" fo:margin-bottom="0cm" loext:contextual-spacing="false" fo:text-align="center" style:justify-single-word="false" style:page-number="1"/>
      <style:text-properties officeooo:paragraph-rsid="000f43ce"/>
    </style:style>
    <style:style style:name="P30" style:family="paragraph" style:parent-style-name="Heading_20_1">
      <style:paragraph-properties fo:margin-left="0cm" fo:margin-right="0cm" fo:text-indent="0cm" style:auto-text-indent="false"/>
      <style:text-properties officeooo:rsid="000cf6b4" officeooo:paragraph-rsid="000cf6b4"/>
    </style:style>
    <style:style style:name="P31" style:family="paragraph" style:parent-style-name="Figure_20_Title">
      <style:paragraph-properties fo:text-align="start" style:justify-single-word="false"/>
      <style:text-properties fo:font-weight="bold" officeooo:rsid="000cf6b4" officeooo:paragraph-rsid="000cf6b4" style:font-weight-asian="bold" style:font-weight-complex="bold"/>
    </style:style>
    <style:style style:name="P32" style:family="paragraph" style:parent-style-name="Figure_20_Title">
      <style:paragraph-properties fo:text-align="start" style:justify-single-word="false"/>
      <style:text-properties fo:font-weight="bold" officeooo:rsid="000cf6b4" officeooo:paragraph-rsid="0013c4c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f43ce" style:font-weight-asian="bold" style:font-weight-complex="bold"/>
    </style:style>
    <style:style style:name="T3" style:family="text">
      <style:text-properties fo:font-weight="bold" officeooo:rsid="000cf6b4" style:font-weight-asian="bold" style:font-weight-complex="bold"/>
    </style:style>
    <style:style style:name="T4" style:family="text">
      <style:text-properties fo:font-weight="bold" officeooo:rsid="0016e834" style:font-weight-asian="bold" style:font-weight-complex="bold"/>
    </style:style>
    <style:style style:name="T5" style:family="text">
      <style:text-properties fo:font-weight="bold" officeooo:rsid="001a5a68" style:font-weight-asian="bold" style:font-weight-complex="bold"/>
    </style:style>
    <style:style style:name="T6" style:family="text">
      <style:text-properties officeooo:rsid="000b81f7"/>
    </style:style>
    <style:style style:name="T7" style:family="text">
      <style:text-properties officeooo:rsid="000c3338"/>
    </style:style>
    <style:style style:name="T8" style:family="text">
      <style:text-properties officeooo:rsid="000cf6b4"/>
    </style:style>
    <style:style style:name="T9" style:family="text">
      <style:text-properties officeooo:rsid="000f43ce"/>
    </style:style>
    <style:style style:name="T10" style:family="text">
      <style:text-properties officeooo:rsid="0011438a"/>
    </style:style>
    <style:style style:name="T11" style:family="text">
      <style:text-properties officeooo:rsid="00135f9d"/>
    </style:style>
    <style:style style:name="T12" style:family="text">
      <style:text-properties officeooo:rsid="0013c4c7"/>
    </style:style>
    <style:style style:name="T13" style:family="text">
      <style:text-properties officeooo:rsid="001520c8"/>
    </style:style>
    <style:style style:name="T14" style:family="text">
      <style:text-properties officeooo:rsid="0016e834"/>
    </style:style>
    <style:style style:name="T15" style:family="text">
      <style:text-properties officeooo:rsid="001a5a68"/>
    </style:style>
    <style:style style:name="fr1" style:family="graphic" style:parent-style-name="OLE">
      <style:graphic-properties fo:margin-left="0cm" fo:margin-right="0cm" style:vertical-pos="from-top" fo:padding="0.002cm" fo:border="none" draw:ole-draw-aspect="1" draw:visible-area-top="0cm" draw:visible-area-width="13.47cm" draw:visible-area-height="11.168cm"/>
    </style:style>
    <style:style style:name="fr2" style:family="graphic" style:parent-style-name="OLE">
      <style:graphic-properties fo:margin-left="0cm" fo:margin-right="0cm" style:vertical-pos="from-top" fo:padding="0.002cm" fo:border="none" draw:ole-draw-aspect="1" draw:visible-area-top="0cm" draw:visible-area-width="6.829cm" draw:visible-area-height="4.871cm"/>
    </style:style>
    <style:style style:name="fr3" style:family="graphic" style:parent-style-name="OLE">
      <style:graphic-properties fo:margin-left="0cm" fo:margin-right="0cm" style:vertical-pos="top" style:vertical-rel="baseline" fo:padding="0.002cm" fo:border="none" draw:ole-draw-aspect="1" draw:visible-area-top="0cm" draw:visible-area-width="9.08cm" draw:visible-area-height="2.673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Assignment for Module 10</text:h>
      <text:p text:style-name="P18">The assignment for Module 10 involves problems for schema conversion. Problems 1 to 4 involve the ERD in Figure 1.</text:p>
      <text:p text:style-name="P7"><draw:frame draw:style-name="fr1" draw:name="Object1" text:anchor-type="as-char" svg:y="-11.419cm"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P17">1. Requirements for Data Modeling Problems</text:p>
      <text:list xml:id="list2875740524" text:style-name="WW8Num6">
        <text:list-item>
          <text:p text:style-name="P25">For the ERD in Figure 1, you should indicate the applications of the entity type rule. For each entity type rule application, you should identify the table name, primary key, and other columns. You do not need to write CREATE TABLE statements.</text:p>
        </text:list-item>
        <text:list-item>
          <text:p text:style-name="P24">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list-item>
      </text:list>
      <text:p text:style-name="P19"><text:soft-page-break/>Solution:</text:p>
      <text:p text:style-name="P19">5 tables are creat<text:span text:style-name="T7">ed with their respective foreign keys.</text:span></text:p>
      <text:p text:style-name="P14"><text:span text:style-name="T9">T</text:span>ables:</text:p>
      <text:p text:style-name="P14"><text:span text:style-name="T1">1) </text:span><text:span text:style-name="T2">S</text:span><text:span text:style-name="T1">tudent </text:span></text:p>
      <text:p text:style-name="P14"><text:span text:style-name="T1">Std</text:span><text:span text:style-name="T2">N</text:span><text:span text:style-name="T1">o integer(20) not null</text:span></text:p>
      <text:p text:style-name="P13"><text:span text:style-name="T9">S</text:span>tdName varchar(20)</text:p>
      <text:p text:style-name="P21">Address varchar (20) </text:p>
      <text:p text:style-name="P21">city varchar(20)</text:p>
      <text:p text:style-name="P21">street varchar(10)</text:p>
      <text:p text:style-name="P21">zip varchar(10) </text:p>
      <text:p text:style-name="P21">primary key(stdno)</text:p>
      <text:p text:style-name="P20"/>
      <text:p text:style-name="P21">2) Loan</text:p>
      <text:p text:style-name="P21">Loan<text:span text:style-name="T9">N</text:span>o integer(10) not null</text:p>
      <text:p text:style-name="P23"><text:span text:style-name="T9">I</text:span>nstId integer(10) <text:span text:style-name="T13">not null</text:span></text:p>
      <text:p text:style-name="P21">Std<text:span text:style-name="T9">N</text:span>o integer(10) <text:span text:style-name="T13">not null</text:span></text:p>
      <text:p text:style-name="P12">ProcDate date</text:p>
      <text:p text:style-name="P21"><text:span text:style-name="T9">D</text:span>isb<text:span text:style-name="T9">M</text:span>ethod varchar(20) </text:p>
      <text:p text:style-name="P21">DisbBank varchar(20) </text:p>
      <text:p text:style-name="P21">DateAuth date </text:p>
      <text:p text:style-name="P21">NoteValue <text:span text:style-name="T9">varchar</text:span>(50) </text:p>
      <text:p text:style-name="P21">Subsidized <text:s/>varchar(20) not null</text:p>
      <text:p text:style-name="P21"><text:span text:style-name="T9">R</text:span>ate integer not null</text:p>
      <text:p text:style-name="P21">primary key(Loan no)</text:p>
      <text:p text:style-name="P21">foreign key(stdno) references student(stdno)</text:p>
      <text:p text:style-name="P22"><text:soft-page-break/>foreign key(<text:span text:style-name="T6">instid</text:span>) references <text:span text:style-name="T6">institution</text:span>(<text:span text:style-name="T6">instid</text:span>)</text:p>
      <text:p text:style-name="P22">foreign key(<text:span text:style-name="T6">lenderNo)</text:span> references <text:span text:style-name="T6">lender</text:span>(<text:span text:style-name="T6">lenderNo</text:span>)</text:p>
      <text:p text:style-name="P21"/>
      <text:p text:style-name="P21">3)DisburseLine </text:p>
      <text:p text:style-name="P21">Date<text:span text:style-name="T9">S</text:span>ent date not null</text:p>
      <text:p text:style-name="P21">Amount integer(10) </text:p>
      <text:p text:style-name="P21">OrigFee integer </text:p>
      <text:p text:style-name="P21">GuarFee integer(10) </text:p>
      <text:p text:style-name="P21">primary key(<text:span text:style-name="T7">D</text:span>ateSent<text:span text:style-name="T6">)</text:span></text:p>
      <text:p text:style-name="P23">Foreign key(loan no) references <text:span text:style-name="T7">L</text:span>oan(lo<text:span text:style-name="T7">an</text:span>no)</text:p>
      <text:p text:style-name="P23"/>
      <text:p text:style-name="P21">4)<text:span text:style-name="T6">Institution</text:span></text:p>
      <text:p text:style-name="P23">Inst<text:span text:style-name="T9">I</text:span>d integer not null primary key</text:p>
      <text:p text:style-name="P23">InstName varchar(20) not null</text:p>
      <text:p text:style-name="P23">InstMascot varchar(20) not null</text:p>
      <text:p text:style-name="P21"/>
      <text:p text:style-name="P23">5)<text:span text:style-name="T9">L</text:span>ender</text:p>
      <text:p text:style-name="P23"><text:span text:style-name="T9">L</text:span>enderNo integer not null primary key</text:p>
      <text:p text:style-name="P23">LendName varchar(20) not null</text:p>
      <text:list xml:id="list91354118817628" text:continue-numbering="true" text:style-name="WW8Num6">
        <text:list-header>
          <text:p text:style-name="P26"/>
          <text:p text:style-name="P28"><text:span text:style-name="T7">3. </text:span>For the ERD in Figure 1, you should indicate applications of the M-N relationship rule. For each M-N relationship rule application, you should list the table name, primary key, and other columns.</text:p>
        </text:list-header>
      </text:list>
      <text:p text:style-name="P9">Solution: <text:s/>M-N rel<text:span text:style-name="T9">a</text:span>tionship <text:span text:style-name="T10">is </text:span>not present</text:p>
      <text:list xml:id="list91354542077501" text:continue-numbering="true" text:style-name="WW8Num6">
        <text:list-header>
          <text:p text:style-name="P27"><text:soft-page-break/><text:span text:style-name="T7">4. </text:span>For the ERD in Figure 1, you should indicate applications of the identifying relationship rule. For each identifying relationship rule application, you should indicate the changes to the tables you listed in problem 2.</text:p>
        </text:list-header>
      </text:list>
      <text:p text:style-name="P8">solution:</text:p>
      <text:p text:style-name="P8"><text:s text:c="4"/>for each of the tables on the many side of the re<text:span text:style-name="T11">l</text:span>ationship -</text:p>
      <text:p text:style-name="P8"><text:s text:c="4"/>the primary key of the table on the first side <text:s/>is referenced as a foreign key <text:s/>in the many side rel<text:span text:style-name="T9">a</text:span>tionship.</text:p>
      <text:p text:style-name="P9">Loan : will have the primary keys of these tables as a foreign keys</text:p>
      <text:p text:style-name="P9">(<text:span text:style-name="T9">S</text:span>tudent,Institu<text:span text:style-name="T9">t</text:span>ion,Lender<text:span text:style-name="T8">)</text:span></text:p>
      <text:p text:style-name="P10">DisburgeLine: <text:span text:style-name="T7">will have the primary keys of </text:span>loan table<text:span text:style-name="T7"> as a foreign key.</text:span></text:p>
      <text:list xml:id="list91354962173002" text:continue-numbering="true" text:style-name="WW8Num6">
        <text:list-header>
          <text:p text:style-name="P27"/>
          <text:p text:style-name="P27"><text:span text:style-name="T12">5.</text:span>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header>
      </text:list>
      <text:p text:style-name="P2"><draw:frame draw:style-name="fr2" draw:name="Object2" text:anchor-type="as-char" svg:y="-4.662cm" svg:width="6.832cm" svg:height="4.852cm" draw:z-index="1"><draw:object-ole xlink:href="./Object 2" xlink:type="simple" xlink:show="embed" xlink:actuate="onLoad"/><draw:image xlink:href="./ObjectReplacements/Object 2" xlink:type="simple" xlink:show="embed" xlink:actuate="onLoad"/></draw:frame></text:p>
      <text:p text:style-name="Figure_20_Title">Figure 2: ERD for Conversion Problem 5</text:p>
      <text:p text:style-name="P3"/>
      <text:p text:style-name="P6">Solution:</text:p>
      <text:p text:style-name="P6">Finding the entities in the <text:s/>ERD.</text:p>
      <text:p text:style-name="P6"><text:soft-page-break/>Self referencing is present here. <text:span text:style-name="T15">S</text:span>o 1-m many relation ship exists <text:span text:style-name="T15">and</text:span> the co<text:span text:style-name="T9">l</text:span>umn fkey is introduced .</text:p>
      <text:p text:style-name="P5">The entity contained in the diagram is one one .so we can deduce into the one table from the diagram.</text:p>
      <text:p text:style-name="P5">Account table:</text:p>
      <text:p text:style-name="P5">AccId integer(10) not null primary key.</text:p>
      <text:p text:style-name="P5">AccName varchar(20) <text:s/></text:p>
      <text:p text:style-name="P5">Balance Dobule(8,3) </text:p>
      <text:p text:style-name="P5">fkey integer(10) </text:p>
      <text:p text:style-name="P32">Foreign key (fkey) references Account(Accid)</text:p>
      <text:p text:style-name="P4"/>
      <text:p text:style-name="P4"><text:span text:style-name="T12">6.</text:span>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p text:style-name="P16"><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Figure_20_Title">Figure 3: ERD for Conversion Problem 6</text:p>
      <text:h text:style-name="P30" text:outline-level="1">Solution </text:h>
      <text:p text:style-name="P15"><text:span text:style-name="T3">2 entities are present in the </text:span><text:span text:style-name="T5">ERD</text:span><text:span text:style-name="T3"> Diagram.</text:span></text:p>
      <text:p text:style-name="P15"><text:span text:style-name="T3">Here M-N rel</text:span><text:span text:style-name="T4">a</text:span><text:span text:style-name="T3">tionship exists so we have to <text:s/>create a one more table consisting of primary keys from both tables.</text:span></text:p>
      <text:p text:style-name="P10">2 associative rel<text:span text:style-name="T14">a</text:span>tionships exist from the owner and property to the newly created table .</text:p>
      <text:p text:style-name="P10"><text:soft-page-break/>Tables:</text:p>
      <text:p text:style-name="P10">Owner</text:p>
      <text:p text:style-name="P10"><text:span text:style-name="T11">O</text:span>wnId integer(10) not null primary key</text:p>
      <text:p text:style-name="P10">Own<text:span text:style-name="T14">N</text:span>ame varchar(20)</text:p>
      <text:p text:style-name="P10">OwnPhone varchar(10)</text:p>
      <text:p text:style-name="P10"><text:span text:style-name="T11">P</text:span>roperty </text:p>
      <text:p text:style-name="P10">PropId integer (10) not null primary key</text:p>
      <text:p text:style-name="P10"><text:span text:style-name="T14">Bi</text:span>dgName varchar(20)</text:p>
      <text:p text:style-name="P10">unitNo integer(10)</text:p>
      <text:p text:style-name="P10"><text:span text:style-name="T14">B</text:span>drms varchar(10)</text:p>
      <text:p text:style-name="P10">Shares</text:p>
      <text:p text:style-name="P10">ownid integer(10) not null </text:p>
      <text:p text:style-name="P11">PropId integer (10) not null </text:p>
      <text:p text:style-name="P10">primary key(prop id,ownid)</text:p>
      <text:p text:style-name="P10">foreignkey(ownid) references owner(ownid)</text:p>
      <text:p text:style-name="P10">foreignkey(propid) references <text:s/>property(prop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2:35:00</meta:creation-date>
    <dc:date>2020-04-16T09:13:53.280766587</dc:date>
    <meta:print-date>2015-08-24T14:54:00</meta:print-date>
    <meta:editing-cycles>220</meta:editing-cycles>
    <meta:editing-duration>PT6H49M51S</meta:editing-duration>
    <meta:generator>LibreOffice/6.0.7.3$Linux_X86_64 LibreOffice_project/00m0$Build-3</meta:generator>
    <meta:document-statistic meta:table-count="0" meta:image-count="0" meta:object-count="3" meta:page-count="6" meta:paragraph-count="92" meta:word-count="650" meta:character-count="4177" meta:non-whitespace-character-count="3582"/>
  </office:meta>
</office:document-meta>
</file>